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</table:table-row>
        <table:table-row table:style-name="ro2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2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247">
            <text:p>247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02">
            <text:p>202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-160">
            <text:p>-16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288">
            <text:p>288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243">
            <text:p>243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229">
            <text:p>229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-120">
            <text:p>-1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-5">
            <text:p>-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-150">
            <text:p>-15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302">
            <text:p>302</text:p>
          </table:table-cell>
          <table:table-cell office:value-type="float" office:value="-105">
            <text:p>-105</text:p>
          </table:table-cell>
          <table:table-cell office:value-type="float" office:value="45">
            <text:p>4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office:value-type="float" office:value="136">
            <text:p>136</text:p>
          </table:table-cell>
          <table:table-cell office:value-type="float" office:value="229">
            <text:p>229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-200">
            <text:p>-20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312">
            <text:p>312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table:number-columns-repeated="2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311">
            <text:p>311</text:p>
          </table:table-cell>
          <table:table-cell office:value-type="float" office:value="-105">
            <text:p>-105</text:p>
          </table:table-cell>
          <table:table-cell office:value-type="float" office:value="45">
            <text:p>4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238">
            <text:p>238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-18">
            <text:p>-18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-160">
            <text:p>-16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305">
            <text:p>305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number-columns-repeated="2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2">
          <table:table-cell table:style-name="Default" table:number-columns-repeated="6"/>
          <table:table-cell table:style-name="ce6"/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5/30/2019</text:date>, <text:time>17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5-30T17:54:38</dc:date>
    <dc:creator>Chuck Coughlin</dc:creator>
    <meta:editing-duration>P4DT5H24M18S</meta:editing-duration>
    <meta:editing-cycles>31</meta:editing-cycles>
    <meta:generator>OpenOffice/4.1.3$Unix OpenOffice.org_project/413m1$Build-9783</meta:generator>
    <meta:document-statistic meta:table-count="3" meta:cell-count="298" meta:object-count="0"/>
  </office:meta>
</office:document-meta>
</file>